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2" style:family="paragraph" style:parent-style-name="Standard">
      <style:paragraph-properties fo:break-before="auto" fo:break-after="auto"/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PC/header/headerCCJU#%</text:p>
      <text:p text:style-name="P1"/>
      <text:p text:style-name="Standard"/>
      <text:p text:style-name="Standard"/>
      <text:p text:style-name="Standard">Madame, <text:line-break/>la présente décision est établie selon votre demande du [date].</text:p>
      <text:p text:style-name="Standard"/>
      <text:p text:style-name="Standard">Conformément aux législations..</text:p>
      <text:p text:style-name="Standard"/>
      <text:p text:style-name="Standard">Cette décision..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582cm" fo:margin-bottom="1.997cm" fo:margin-left="1.7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6-07-01T10:46:34.16</dc:date>
    <meta:editing-cycles>9</meta:editing-cycles>
    <meta:editing-duration>PT1H45M7S</meta:editing-duration>
    <meta:document-statistic meta:table-count="0" meta:image-count="0" meta:object-count="0" meta:page-count="1" meta:paragraph-count="4" meta:word-count="18" meta:character-count="152"/>
    <meta:user-defined meta:name="Info 1"/>
    <meta:user-defined meta:name="Info 2"/>
    <meta:user-defined meta:name="Info 3"/>
    <meta:user-defined meta:name="Info 4"/>
  </office:meta>
</office:document-meta>
</file>